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5f4a8" officeooo:paragraph-rsid="0005f4a8" style:font-weight-asian="bold" style:font-weight-complex="bold"/>
    </style:style>
    <style:style style:name="P2" style:family="paragraph" style:parent-style-name="Standard">
      <style:text-properties officeooo:paragraph-rsid="0005f4a8"/>
    </style:style>
    <style:style style:name="T1" style:family="text">
      <style:text-properties officeooo:rsid="0005f4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10. Can you store String in an array of Integer in Java? compile time error or runtime exception?</text:p>
      <text:p text:style-name="Standard"/>
      <text:p text:style-name="P2"><text:span text:style-name="T1">Sol. </text:span></text:p>
      <text:p text:style-name="P2">The type of the elements must be compatible with the type of array object. For example, you can store only string elements in an array of strings. if you try to insert integer element in an array of strings, you will get ArrayStoreException at run time.ArrayStoreException is a run time exception which occurs when you try to store non-compatible element in an array ob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4:16:08.766441197</meta:creation-date>
    <dc:date>2017-02-13T14:18:31.625548993</dc:date>
    <meta:editing-duration>PT2M23S</meta:editing-duration>
    <meta:editing-cycles>1</meta:editing-cycles>
    <meta:document-statistic meta:table-count="0" meta:image-count="0" meta:object-count="0" meta:page-count="1" meta:paragraph-count="3" meta:word-count="83" meta:character-count="477" meta:non-whitespace-character-count="395"/>
    <meta:generator>LibreOffice/5.1.4.2$Linux_X86_64 LibreOffice_project/10m0$Build-2</meta:generator>
  </office:meta>
</office:document-meta>
</file>